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나눔고딕코딩" svg:font-family="나눔고딕코딩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6665d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6665d"/>
    </style:style>
    <style:style style:name="P3" style:family="paragraph" style:parent-style-name="Preformatted_20_Text">
      <style:paragraph-properties fo:text-align="center" style:justify-single-word="false"/>
      <style:text-properties officeooo:paragraph-rsid="0017a663"/>
    </style:style>
    <style:style style:name="P4" style:family="paragraph" style:parent-style-name="Preformatted_20_Text">
      <style:paragraph-properties fo:text-align="start" style:justify-single-word="false"/>
      <style:text-properties officeooo:paragraph-rsid="0017a663"/>
    </style:style>
    <style:style style:name="P5" style:family="paragraph" style:parent-style-name="Preformatted_20_Text">
      <style:text-properties officeooo:paragraph-rsid="0017b520"/>
    </style:style>
    <style:style style:name="P6" style:family="paragraph" style:parent-style-name="Preformatted_20_Text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paragraph-rsid="0017a663"/>
    </style:style>
    <style:style style:name="P7" style:family="paragraph" style:parent-style-name="Preformatted_20_Text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paragraph-rsid="0016665d"/>
    </style:style>
    <style:style style:name="T1" style:family="text">
      <style:text-properties officeooo:rsid="0016665d"/>
    </style:style>
    <style:style style:name="T2" style:family="text">
      <style:text-properties style:font-name="DejaVu Sans Mono" officeooo:rsid="0016665d" style:font-name-asian="DejaVu Sans Mono" style:font-name-complex="DejaVu Sans Mono"/>
    </style:style>
    <style:style style:name="T3" style:family="text">
      <style:text-properties style:font-name="DejaVu Sans Mono" officeooo:rsid="0017a663" style:font-name-asian="DejaVu Sans Mono" style:font-name-complex="DejaVu Sans Mono"/>
    </style:style>
    <style:style style:name="T4" style:family="text">
      <style:text-properties style:font-name="DejaVu Sans Mono" officeooo:rsid="0017b520" style:font-name-asian="DejaVu Sans Mono" style:font-name-complex="DejaVu Sans Mono"/>
    </style:style>
    <style:style style:name="T5" style:family="text">
      <style:text-properties officeooo:rsid="0017a6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"/>
      <text:p text:style-name="P3"><text:span text:style-name="T5">건물</text:span></text:p>
      <text:p text:style-name="P3"><text:span text:style-name="T5"/></text:p>
      <text:p text:style-name="P1"><text:span text:style-name="T1">1~2층 건물 : 2500 faces </text:span><text:span text:style-name="T2">↓</text:span></text:p>
      <text:p text:style-name="P1"><text:span text:style-name="T2">3~5 층 건물 : 3500 faces ↓</text:span></text:p>
      <text:p text:style-name="P1"><text:span text:style-name="T2">미궁 = <text:s/>시야거리가 짧고, Overdraw가 많이 발생하므로 되도록이면 벽안에 쓸대없는 mesh 생성 금지</text:span></text:p>
      <text:p text:style-name="P7"><text:span text:style-name="T3"/></text:p>
      <text:p text:style-name="P1"><text:span text:style-name="T3"/></text:p>
      <text:p text:style-name="P2"><text:span text:style-name="T2">몹</text:span></text:p>
      <text:p text:style-name="P1"><text:span text:style-name="T2"/></text:p>
      <text:p text:style-name="P1"><text:span text:style-name="T2">작은몹(새끼용정도) = 1500 faces ↓</text:span></text:p>
      <text:p text:style-name="P5"><text:span text:style-name="T4">보스 = 2500 faces </text:span><text:span text:style-name="T2">↓ </text:span><text:span text:style-name="T4">ps.근육 만들어라 ㅋㅋ</text:span></text:p>
      <text:p text:style-name="P7"><text:span text:style-name="T3"/></text:p>
      <text:p text:style-name="P3"><text:span text:style-name="T3"/></text:p>
      <text:p text:style-name="P3"><text:span text:style-name="T3">자연물</text:span></text:p>
      <text:p text:style-name="P4"><text:span text:style-name="T3"/></text:p>
      <text:p text:style-name="P4"><text:span text:style-name="T3">풀 : 그냥 되도록 이면 이미지로 대체</text:span></text:p>
      <text:p text:style-name="P4"><text:span text:style-name="T3">나무 : <text:s/>500 faces </text:span><text:span text:style-name="T2">↓</text:span></text:p>
      <text:p text:style-name="P4"><text:span text:style-name="T2">돌 : 150 faces ↓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나눔고딕코딩" svg:font-family="나눔고딕코딩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나눔고딕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나눔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나눔고딕코딩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6T16:36:10</dc:date>
    <dc:creator>leeheejun </dc:creator>
    <meta:generator>LibreOffice/4.0.2.2$Linux_X86_64 LibreOffice_project/400m0$Build-2</meta:generator>
    <meta:editing-duration>PT29S</meta:editing-duration>
    <meta:editing-cycles>2</meta:editing-cycles>
    <meta:document-statistic meta:table-count="0" meta:image-count="0" meta:object-count="0" meta:page-count="1" meta:paragraph-count="11" meta:word-count="114" meta:character-count="220" meta:non-whitespace-character-count="170"/>
  </office:meta>
</office:document-meta>
</file>